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154d" officeooo:paragraph-rsid="001915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pdate presentation:</text:p>
      <text:p text:style-name="P1"/>
      <text:p text:style-name="P1">==&gt; slide on battery of course</text:p>
      <text:p text:style-name="P1">==&gt; slide on kinematics</text:p>
      <text:p text:style-name="P1">==&gt; slide on ocp simulation with multiple rectangular robots with separating hyperplane ( mention struggle with visualization)</text:p>
      <text:p text:style-name="P1">==&gt; slide on localization system txt reading/current work on live reading</text:p>
      <text:p text:style-name="P1">==&gt; slide on udp communication and trajectory tracking implementation</text:p>
      <text:p text:style-name="P1">==&gt; current work on mpc implementation (take input on their opinions about the need for multi threading/multi processing)</text:p>
      <text:p text:style-name="P1">==&gt; future work plan==&gt; ask for inputs/targeted goals with time stamps==&gt;get absolute clarity on things to be done and their deadlines as it were. </text:p>
      <text:p text:style-name="P1">==&gt;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5T22:09:54.799757998</meta:creation-date>
    <dc:date>2021-11-30T10:52:28.274055242</dc:date>
    <meta:editing-duration>PT24M17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9" meta:word-count="92" meta:character-count="613" meta:non-whitespace-character-count="528"/>
  </office:meta>
</office:document-meta>
</file>